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rial" svg:font-family="Arial, Helvetica, sans-serif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Apple Color Emoji', Inter, Roboto, 'Segoe UI', 'Helvetica Neue', Arial, 'Noto Sans', sans-serif"/>
  </office:font-face-decls>
  <office:automatic-styles>
    <style:style style:name="P1" style:family="paragraph" style:parent-style-name="Standard">
      <style:text-properties officeooo:paragraph-rsid="001f1c54"/>
    </style:style>
    <style:style style:name="P2" style:family="paragraph" style:parent-style-name="Standard">
      <style:text-properties officeooo:paragraph-rsid="00204efd"/>
    </style:style>
    <style:style style:name="P3" style:family="paragraph" style:parent-style-name="Standard">
      <style:text-properties officeooo:paragraph-rsid="0020855d"/>
    </style:style>
    <style:style style:name="T1" style:family="text">
      <style:text-properties style:font-name="Aptos" fo:font-weight="bold" style:font-weight-asian="bold" style:font-name-complex="Calibri" style:font-weight-complex="bold"/>
    </style:style>
    <style:style style:name="T2" style:family="text">
      <style:text-properties style:font-name="Aptos" fo:font-weight="bold" officeooo:rsid="00204efd" style:font-weight-asian="bold" style:font-name-complex="Calibri" style:font-weight-complex="bold"/>
    </style:style>
    <style:style style:name="T3" style:family="text">
      <style:text-properties style:font-name="Aptos" fo:font-weight="bold" officeooo:rsid="0020855d" style:font-weight-asian="bold" style:font-name-complex="Calibri" style:font-weight-complex="bold"/>
    </style:style>
    <style:style style:name="T4" style:family="text">
      <style:text-properties style:font-name="Aptos" style:font-name-complex="Calibri"/>
    </style:style>
    <style:style style:name="T5" style:family="text">
      <style:text-properties style:font-name="Aptos" officeooo:rsid="00204efd" style:font-name-complex="Calibri"/>
    </style:style>
    <style:style style:name="T6" style:family="text">
      <style:text-properties style:font-name="Aptos" fo:font-weight="normal" style:font-weight-asian="normal" style:font-name-complex="Calibri" style:font-weight-complex="normal"/>
    </style:style>
    <style:style style:name="T7" style:family="text">
      <style:text-properties style:font-name="Aptos" fo:font-weight="normal" officeooo:rsid="00204efd" style:font-weight-asian="normal" style:font-name-complex="Calibri" style:font-weight-complex="normal"/>
    </style:style>
    <style:style style:name="T8" style:family="text">
      <style:text-properties style:font-name="Aptos" fo:font-weight="normal" officeooo:rsid="0020855d" style:font-weight-asian="normal" style:font-name-complex="Calibri" style:font-weight-complex="normal"/>
    </style:style>
    <style:style style:name="T9" style:family="text">
      <style:text-properties style:text-position="super 58%" style:font-name="Aptos" fo:font-weight="bold" style:font-weight-asian="bold" style:font-name-complex="Calibri" style:font-weight-complex="bold"/>
    </style:style>
    <style:style style:name="T10" style:family="text">
      <style:text-properties style:text-position="super 58%" style:font-name="Aptos" fo:font-weight="bold" officeooo:rsid="0020855d" style:font-weight-asian="bold" style:font-name-complex="Calibri" style:font-weight-complex="bold"/>
    </style:style>
    <style:style style:name="T11" style:family="text">
      <style:text-properties fo:font-variant="normal" fo:text-transform="none" fo:color="#000061" loext:opacity="100%" style:font-name="apple-system" fo:letter-spacing="normal" fo:font-style="normal" fo:font-weight="normal" officeooo:rsid="00204efd" style:font-weight-asian="bold" style:font-name-complex="Calibri" style:font-weight-complex="bold"/>
    </style:style>
    <style:style style:name="T12" style:family="text">
      <style:text-properties fo:font-variant="normal" fo:text-transform="none" fo:color="#000061" loext:opacity="100%" style:font-name="Aptos" fo:letter-spacing="normal" fo:font-style="normal" fo:font-weight="normal" officeooo:rsid="00204efd" style:font-weight-asian="bold" style:font-name-complex="Calibri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Chan, Felicity Hwee-Hwa.</text:span><text:span text:style-name="T6"> (202</text:span><text:span text:style-name="T7">6</text:span><text:span text:style-name="T6">, </text:span><text:span text:style-name="T7">Jan</text:span><text:span text:style-name="T6">).</text:span><text:span text:style-name="T1"> </text:span><text:span text:style-name="T4">Urban Belonging &amp; Placemaking with Felicity Hwee-Hwa Chan and Stella Gwee. </text:span><text:a xlink:type="simple" xlink:href="https://luma.com/dxana2ef" text:style-name="Internet_20_link" text:visited-style-name="Visited_20_Internet_20_Link"><text:span text:style-name="T1">Young Urbanists Southeast Asia Talk</text:span><text:span text:style-name="T2">s</text:span><text:span text:style-name="T1"> on Ta</text:span><text:span text:style-name="T2">p #4 </text:span></text:a></text:p>
      <text:p text:style-name="P2" loext:marker-style-name="T1"><text:span text:style-name="T12"/></text:p>
      <text:p text:style-name="P2" loext:marker-style-name="T4"><text:span text:style-name="T1">Chan, Felicity Hwee-Hwa.</text:span><text:span text:style-name="T6"> (202</text:span><text:span text:style-name="T7">5</text:span><text:span text:style-name="T6">, </text:span><text:span text:style-name="T7">Nov</text:span><text:span text:style-name="T6">).</text:span><text:span text:style-name="T1"> </text:span><text:span text:style-name="T4">Mapping Belonging and Urban Change in Places of Flux </text:span><text:span text:style-name="T5">in Singapore</text:span><text:span text:style-name="T4">. </text:span><text:a xlink:type="simple" xlink:href="https://www.sutd.edu.sg/events-listing/mapping-urban-belonging-in-places-of-flux-in-singapore/" text:style-name="Internet_20_link" text:visited-style-name="Visited_20_Internet_20_Link"><text:span text:style-name="T1">Lee Kuan Yew Centre for Innovative Cities Seminar Series</text:span></text:a></text:p>
      <text:p text:style-name="P2" loext:marker-style-name="T4"><text:span text:style-name="T4"/></text:p>
      <text:p text:style-name="P2" loext:marker-style-name="T1"><text:span text:style-name="T1">Chan, Felicity Hwee-Hwa.</text:span><text:span text:style-name="T6"> (202</text:span><text:span text:style-name="T7">5</text:span><text:span text:style-name="T6">, </text:span><text:span text:style-name="T7">Oct</text:span><text:span text:style-name="T6">). </text:span><text:span text:style-name="T4">Mapping Belonging and Urban Change in Places of Flux: Lived experiences of urban change in neighborhoods undergoing urban redevelopment in Singapore. </text:span><text:span text:style-name="T1">Prime Minister’s Office 3</text:span><text:span text:style-name="T9">rd</text:span><text:span text:style-name="T1"> Population Connect.</text:span></text:p>
      <text:p text:style-name="P2" loext:marker-style-name="T1"><text:span text:style-name="T4"/></text:p>
      <text:p text:style-name="P3" loext:marker-style-name="T1"><text:span text:style-name="T1">Chan, Felicity Hwee-Hwa.</text:span><text:span text:style-name="T6"> (202</text:span><text:span text:style-name="T7">5</text:span><text:span text:style-name="T6">, </text:span><text:span text:style-name="T7">Aug</text:span><text:span text:style-name="T6">).</text:span><text:span text:style-name="T1"> </text:span><text:span text:style-name="T6">Translating Social Behavioural Insights into Planning Practice</text:span><text:span text:style-name="T4">.</text:span><text:span text:style-name="T1"> </text:span><text:a xlink:type="simple" xlink:href="https://knowledgehub.clc.gov.sg/publications/shaping-communities-and-partnerships-for-tomorrow-through-a-social-behavioural-lens/" text:style-name="Internet_20_link" text:visited-style-name="Visited_20_Internet_20_Link"><text:span text:style-name="T1">Centre for Liveable Cities Urban Solutions and Sustainability Social and Behavioral Science </text:span><text:span text:style-name="T3">(SBS)</text:span><text:span text:style-name="T1"> Community of Practice </text:span><text:span text:style-name="T3">(CoP) 7</text:span><text:span text:style-name="T10">th</text:span><text:span text:style-name="T3"> Edition.</text:span></text:a></text:p>
      <text:p text:style-name="P2" loext:marker-style-name="T1"><text:span text:style-name="T1"/></text:p>
      <text:p text:style-name="P2" loext:marker-style-name="T4"><text:span text:style-name="T1">Chan, Felicity Hwee-Hwa.</text:span><text:span text:style-name="T6"> (202</text:span><text:span text:style-name="T7">5</text:span><text:span text:style-name="T6">, </text:span><text:span text:style-name="T8">Jun</text:span><text:span text:style-name="T6">).</text:span><text:span text:style-name="T1"> </text:span><text:span text:style-name="T4">Doing Socio-spatial Research. </text:span><text:span text:style-name="T1">NParks Research Lecture.</text:span></text:p>
      <text:p text:style-name="P2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rial" svg:font-family="Arial, Helvetica, sans-serif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Apple Color Emoji', Inter, Roboto, 'Segoe UI', 'Helvetica Neue', Arial, 'Noto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22:29:02.915890739</meta:creation-date>
    <dc:date>2026-04-25T22:48:55.040968805</dc:date>
    <meta:editing-duration>PT8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23" meta:character-count="888" meta:non-whitespace-character-count="769"/>
  </office:meta>
</office:document-meta>
</file>